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5in" table:align="margins" style:shadow="none" style:writing-mode="lr-tb"/>
    </style:style>
    <style:style style:name="Table1.A" style:family="table-column">
      <style:table-column-properties style:column-width="1.3in" style:rel-column-width="13106*"/>
    </style:style>
    <style:style style:name="Table1.B" style:family="table-column">
      <style:table-column-properties style:column-width="1.3in" style:rel-column-width="13107*"/>
    </style:style>
    <style:style style:name="Table1.D" style:family="table-column">
      <style:table-column-properties style:column-width="1.3in" style:rel-column-width="13108*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officeooo:paragraph-rsid="00154cd1"/>
    </style:style>
    <style:style style:name="P2" style:family="paragraph" style:parent-style-name="Standard">
      <style:text-properties fo:font-size="11.6999998092651pt" style:font-size-asian="11.6999998092651pt" style:font-size-complex="11.6999998092651pt"/>
    </style:style>
    <style:style style:name="P3" style:family="paragraph" style:parent-style-name="Standard">
      <style:text-properties fo:font-size="11.6999998092651pt" officeooo:paragraph-rsid="00154cd1" style:font-size-asian="11.6999998092651pt" style:font-size-complex="11.6999998092651pt"/>
    </style:style>
    <style:style style:name="P4" style:family="paragraph" style:parent-style-name="Standard">
      <style:paragraph-properties fo:text-align="center" style:justify-single-word="false"/>
      <style:text-properties fo:font-size="11.6999998092651pt" officeooo:paragraph-rsid="00154cd1" style:font-size-asian="11.6999998092651pt" style:font-size-complex="11.6999998092651pt"/>
    </style:style>
    <style:style style:name="P5" style:family="paragraph" style:parent-style-name="Standard">
      <style:paragraph-properties fo:margin-top="0in" fo:margin-bottom="0in" loext:contextual-spacing="false"/>
      <style:text-properties fo:font-size="11.6999998092651pt" style:font-size-asian="11.6999998092651pt" style:font-size-complex="11.6999998092651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/>
    </style:style>
    <style:style style:name="P7" style:family="paragraph" style:parent-style-name="Table_20_Contents">
      <style:text-properties fo:font-size="11.6999998092651pt" style:font-size-asian="11.6999998092651pt" style:font-size-complex="11.6999998092651pt"/>
    </style:style>
    <style:style style:name="P8" style:family="paragraph" style:parent-style-name="Table_20_Contents">
      <style:text-properties fo:font-size="11.6999998092651pt" officeooo:rsid="00154cd1" officeooo:paragraph-rsid="00154cd1" style:font-size-asian="11.6999998092651pt" style:font-size-complex="11.6999998092651pt"/>
    </style:style>
    <style:style style:name="P9" style:family="paragraph" style:parent-style-name="Table_20_Contents">
      <style:paragraph-properties fo:text-align="end" style:justify-single-word="false"/>
      <style:text-properties fo:font-size="11.6999998092651pt" officeooo:rsid="00154cd1" officeooo:paragraph-rsid="00154cd1" style:font-size-asian="11.6999998092651pt" style:font-size-complex="11.6999998092651pt"/>
    </style:style>
    <style:style style:name="P10" style:family="paragraph" style:parent-style-name="Table_20_Contents">
      <style:paragraph-properties fo:text-align="end" style:justify-single-word="false"/>
      <style:text-properties fo:font-size="11.6999998092651pt" style:font-size-asian="11.6999998092651pt" style:font-size-complex="11.6999998092651pt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4cd1" style:font-size-asian="12pt" style:font-size-complex="12pt"/>
    </style:style>
    <style:style style:name="T4" style:family="text">
      <style:text-properties fo:font-size="12pt" style:font-size-asian="12pt" style:font-name-complex="Calibri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style:font-name-complex="Calibri"/>
    </style:style>
    <style:style style:name="T7" style:family="text">
      <style:text-properties officeooo:rsid="00154cd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SSUE EVALUATION FORM</text:p>
      <text:p text:style-name="P3">Name: ____________________________________________________ Date:____________________________</text:p>
      <text:p text:style-name="P3">Issue:________________________________________________________________________</text:p>
      <text:p text:style-name="P2">1. Before any current reading or reflection, I hold that:</text:p>
      <text:p text:style-name="P2">______________________________________________________________________________</text:p>
      <text:p text:style-name="P2">2. Based upon my reading of this controversial issue, I hold that:</text:p>
      <text:p text:style-name="P2">______________________________________________________________________________</text:p>
      <text:p text:style-name="P2">3. The major factors that lead me to this tentative conclusion are as follows:</text:p>
      <text:p text:style-name="P2">a.____________________________________________________________________________</text:p>
      <text:p text:style-name="P2">b.____________________________________________________________________________</text:p>
      <text:p text:style-name="P2">QUESTIONS FOR PRESENTERS</text:p>
      <text:p text:style-name="P3">YES: 1.________________________________________________________________________</text:p>
      <text:p text:style-name="P3"><text:span text:style-name="T6"><text:s text:c="7"/></text:span>2._________________________________________________________________________</text:p>
      <text:p text:style-name="P2">NO: 1._________________________________________________________________________</text:p>
      <text:p text:style-name="P2"><text:span text:style-name="T6"><text:s text:c="8"/></text:span>2._________________________________________________________________________</text:p>
      <text:p text:style-name="P2">Based upon my reading, listening, questioning, and reflecting on the material presented, I now/still conclude that:</text:p>
      <text:p text:style-name="P2">______________________________________________________________________________</text:p>
      <text:p text:style-name="P5">EVALUATION</text:p>
      <text:p text:style-name="P2">My evaluation of the presentation is as follows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B"/>
        <table:table-row table:style-name="Table1.1">
          <table:table-cell table:style-name="Table1.A1" office:value-type="string">
            <text:p text:style-name="P9">YES Presenter</text:p>
          </table:table-cell>
          <table:table-cell table:style-name="Table1.A1" office:value-type="string">
            <text:p text:style-name="P8">________________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________________</text:p>
          </table:table-cell>
          <table:table-cell table:style-name="Table1.A1" office:value-type="string">
            <text:p text:style-name="P8">NO Presenter</text:p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________________</text:p>
          </table:table-cell>
          <table:table-cell table:style-name="Table1.A1" office:value-type="string">
            <text:p text:style-name="P4">EXCELLENT</text:p>
          </table:table-cell>
          <table:table-cell table:style-name="Table1.A1" office:value-type="string">
            <text:p text:style-name="P8">________________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________________</text:p>
          </table:table-cell>
          <table:table-cell table:style-name="Table1.A1" office:value-type="string">
            <text:p text:style-name="P4">GOO<text:span text:style-name="T7">D</text:span></text:p>
          </table:table-cell>
          <table:table-cell table:style-name="Table1.A1" office:value-type="string">
            <text:p text:style-name="P8">________________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________________</text:p>
          </table:table-cell>
          <table:table-cell table:style-name="Table1.A1" office:value-type="string">
            <text:p text:style-name="P4">FAIR</text:p>
          </table:table-cell>
          <table:table-cell table:style-name="Table1.A1" office:value-type="string">
            <text:p text:style-name="P8">________________</text:p>
          </table:table-cell>
          <table:table-cell table:style-name="Table1.A1" office:value-type="string">
            <text:p text:style-name="P7"/>
          </table:table-cell>
        </table:table-row>
        <table:table-row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8">________________</text:p>
          </table:table-cell>
          <table:table-cell table:style-name="Table1.A1" office:value-type="string">
            <text:p text:style-name="P4">POOR</text:p>
          </table:table-cell>
          <table:table-cell table:style-name="Table1.A1" office:value-type="string">
            <text:p text:style-name="P8">________________</text:p>
          </table:table-cell>
          <table:table-cell table:style-name="Table1.A1" office:value-type="string">
            <text:p text:style-name="P7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7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6-09-23T13:24:00</meta:creation-date>
    <dc:date>2017-09-24T11:37:43.995841865</dc:date>
    <meta:editing-cycles>3</meta:editing-cycles>
    <meta:editing-duration>PT1M13S</meta:editing-duration>
    <meta:document-statistic meta:table-count="1" meta:image-count="0" meta:object-count="0" meta:page-count="1" meta:paragraph-count="35" meta:word-count="100" meta:character-count="1508" meta:non-whitespace-character-count="1428"/>
    <meta:generator>LibreOffice/5.4.1.2.0$Linux_X86_64 LibreOffice_project/40m0$Build-2</meta:generator>
  </office:meta>
</office:document-meta>
</file>